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8.865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9.1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8" table:default-cell-style-name="ce7"/>
        <table:table-column table:style-name="co6" table:number-columns-repeated="978" table:default-cell-style-name="ce7"/>
        <table:table-column table:style-name="co6" table:number-columns-repeated="2" table:default-cell-style-name="ce46"/>
        <table:table-row table:style-name="ro1">
          <table:table-cell table:style-name="ce31" office:value-type="string" calcext:value-type="string">
            <text:p>Mish source file</text:p>
          </table:table-cell>
          <table:table-cell/>
          <table:table-cell table:style-name="ce40" office:value-type="string" calcext:value-type="string">
            <text:p>Task/use</text:p>
          </table:table-cell>
          <table:table-cell table:style-name="ce40" office:value-type="string" calcext:value-type="string">
            <text:p>Expor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40"/>
          <table:table-cell table:style-name="ce12" office:value-type="string" calcext:value-type="string">
            <office:annotation office:display="true" draw:style-name="gr1" draw:text-style-name="P2" svg:width="10.842cm" svg:height="9.351cm" svg:x="22.298cm" svg:y="0.982cm" draw:caption-point-x="-0.185cm" draw:caption-point-y="-0.122cm">
              <dc:date>2024-09-29T00:00:00</dc:date>
              <text:p text:style-name="P1"><text:span text:style-name="T1">Kom ihåg:</text:span></text:p>
              <text:p text:style-name="P1"><text:span text:style-name="T2"><text:tab/></text:span><text:span text:style-name="T2">finderrimg</text:span><text:span text:style-name="T1"> behöver kanske uppdateras!</text:span></text:p>
              <text:p text:style-name="P1"><text:span text:style-name="T1"/></text:p>
              <text:p text:style-name="P1"><text:span text:style-name="T1">Kan behöva installeras:</text:span></text:p>
              <text:p text:style-name="P1"><text:span text:style-name="T1"><text:tab/></text:span><text:span text:style-name="T2">jpeginfo</text:span><text:span text:style-name="T1">, libetiff-tools (för </text:span><text:span text:style-name="T2">tiffinfo</text:span><text:span text:style-name="T1">)</text:span></text:p>
            </office:annotation>
            <text:p>Minneslapp</text:p>
          </table:table-cell>
          <table:table-cell table:number-columns-repeated="1018"/>
        </table:table-row>
        <table:table-row table:style-name="ro1">
          <table:table-cell table:style-name="ce33" office:value-type="string" calcext:value-type="string">
            <text:p>routes.js</text:p>
          </table:table-cell>
          <table:table-cell/>
          <table:table-cell table:style-name="ce41" office:value-type="string" calcext:value-type="string">
            <text:p>NodeJS server module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4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4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4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42" office:value-type="string" calcext:value-type="string">
            <text:p><text:span text:style-name="T5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6">dialogHelpId, </text:span><text:span text:style-name="T7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</text:p>
          </table:table-cell>
          <table:table-cell office:value-type="string" calcext:value-type="string">
            <text:p><text:span text:style-name="T6">dialogInfoId, </text:span><text:span text:style-name="T7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Optional login dialog and user rights scheme</text:p>
          </table:table-cell>
          <table:table-cell office:value-type="string" calcext:value-type="string">
            <text:p>dialogLoginId, dialogRightsId, <text:span text:style-name="T7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7">DialogText</text:span>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excite.gjs</text:p>
          </table:table-cell>
          <table:table-cell table:style-name="ce38"/>
          <table:table-cell table:style-name="ce38" office:value-type="string" calcext:value-type="string">
            <text:p>Experimental formatting</text:p>
          </table:table-cell>
          <table:table-cell table:style-name="ce43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header.gjs</text:p>
          </table:table-cell>
          <table:table-cell/>
          <table:table-cell table:style-name="ce38" office:value-type="string" calcext:value-type="string">
            <text:p>Temporary header where functionality will be tested/introduced stepwise</text:p>
          </table:table-cell>
          <table:table-cell table:style-name="ce43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language.gjs</text:p>
          </table:table-cell>
          <table:table-cell table:style-name="ce39"/>
          <table:table-cell table:style-name="ce39" office:value-type="string" calcext:value-type="string">
            <text:p>Language selections</text:p>
          </table:table-cell>
          <table:table-cell table:style-name="ce44" office:value-type="string" calcext:value-type="string">
            <text:p>Language</text:p>
          </table:table-cell>
          <table:table-cell table:style-name="ce39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7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7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42" office:value-type="string" calcext:value-type="string">
            <text:p>Spinn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 ordering most other components</text:p>
          </table:table-cell>
          <table:table-cell table:style-name="ce4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5" office:value-type="string" calcext:value-type="string">
            <text:p><text:span text:style-name="T7">ApplicationRout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<text:span text:style-name="T4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reactive variables and functions</text:p>
          </table:table-cell>
          <table:table-cell table:style-name="ce4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3.209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4-09-29T20:47:09.843067009</dc:date>
    <meta:editing-duration>PT2H8M21S</meta:editing-duration>
    <meta:editing-cycles>15</meta:editing-cycles>
    <meta:generator>LibreOffice/7.3.7.2$Linux_X86_64 LibreOffice_project/30$Build-2</meta:generator>
    <meta:print-date>2024-09-26T11:45:12.029944067</meta:print-date>
    <meta:document-statistic meta:table-count="1" meta:cell-count="71" meta:object-count="0"/>
  </office:meta>
</office:document-meta>
</file>